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f192" officeooo:paragraph-rsid="0021bff9"/>
    </style:style>
    <style:style style:name="T1" style:family="text">
      <style:text-properties officeooo:rsid="0021b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# </text:span>Programamos a pagina home</text:p>
      <text:p text:style-name="P1"/>
      <text:p text:style-name="P1"><text:span text:style-name="T1">## esta funcionando direitinho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02:47:02.974701164</meta:creation-date>
    <dc:date>2015-09-26T16:49:43.378202487</dc:date>
    <meta:editing-duration>PT43M50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1" meta:paragraph-count="2" meta:word-count="9" meta:character-count="59" meta:non-whitespace-character-count="51"/>
  </office:meta>
</office:document-meta>
</file>